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body.setOnKeyDown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body.setOnKeyUp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body.setOnMouseMove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body.setOnKeyPress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body.setAlign( String alig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body.addElement( String hashcode ,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body.setSpan( String spa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body.setChar( String charac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body.addElement(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body.setOnMouseDown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body.tbod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tbody.setLang( String la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body.setWidth( int wid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body.setOnClick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body.setVAlign( String valig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body.addElement(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body.removeElement( String hash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body.setCharOff( int char_of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body.setOnMouseUp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body.setOnDblClick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body.setSpan( int spa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body.setCharOff( String char_of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body.setOnMouseOver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body.addElement( String hashcode ,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body.setOnMouseOut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body.setWidth( String wid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